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9.0362in"/>
    </style:style>
    <style:style style:name="co10" style:family="table-column">
      <style:table-column-properties fo:break-before="auto" style:column-width="0.3382in"/>
    </style:style>
    <style:style style:name="co3" style:family="table-column">
      <style:table-column-properties fo:break-before="auto" style:column-width="10.7535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8.1807in"/>
    </style:style>
    <style:style style:name="co8" style:family="table-column">
      <style:table-column-properties fo:break-before="auto" style:column-width="1.0646in"/>
    </style:style>
    <style:style style:name="co11" style:family="table-column">
      <style:table-column-properties fo:break-before="auto" style:column-width="0.9327in"/>
    </style:style>
    <style:style style:name="co12" style:family="table-column">
      <style:table-column-properties fo:break-before="auto" style:column-width="1.0835in"/>
    </style:style>
    <style:style style:name="co13" style:family="table-column">
      <style:table-column-properties fo:break-before="auto" style:column-width="1.698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Ocurrencia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3">
          <table:table-cell table:style-name="ce1" office:value-type="string" calcext:value-type="string">
            <text:p>Corpus</text:p>
          </table:table-cell>
          <table:table-cell table:style-name="ce4" office:value-type="string" calcext:value-type="string">
            <text:p>#Ocurrencias</text:p>
          </table:table-cell>
          <table:table-cell table:style-name="ce4" office:value-type="string" calcext:value-type="string">
            <text:p>Porcentaje [%]</text:p>
          </table:table-cell>
          <table:table-cell office:value-type="string" calcext:value-type="string">
            <text:p>Colectiva</text:p>
          </table:table-cell>
        </table:table-row>
        <table:table-row table:style-name="ro2">
          <table:table-cell office:value-type="string" calcext:value-type="string">
            <text:p>Los cubos</text:p>
          </table:table-cell>
          <table:table-cell office:value-type="float" office:value="12" calcext:value-type="float">
            <text:p>12</text:p>
          </table:table-cell>
          <table:table-cell table:formula="of:=([Ocurrencias.B2]/SUM(([Ocurrencias.B2:.B14])))*100"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string" calcext:value-type="string">
            <text:p>Los cubos azules, rojo, verde y naranja</text:p>
          </table:table-cell>
          <table:table-cell office:value-type="float" office:value="5" calcext:value-type="float">
            <text:p>5</text:p>
          </table:table-cell>
          <table:table-cell table:formula="of:=([Ocurrencias.B3]/SUM(([Ocurrencias.B2:.B14]))*100)" office:value-type="float" office:value="25" calcext:value-type="float">
            <text:p>25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os cubos azules, rojo, verde y naranja que estan al costado de la mesa</text:p>
          </table:table-cell>
          <table:table-cell office:value-type="float" office:value="1" calcext:value-type="float">
            <text:p>1</text:p>
          </table:table-cell>
          <table:table-cell table:formula="of:=([Ocurrencias.B4]/SUM(([Ocurrencias.B2:.B14])))*100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l objeto azul y los objetos cerca de el</text:p>
          </table:table-cell>
          <table:table-cell office:value-type="float" office:value="1" calcext:value-type="float">
            <text:p>1</text:p>
          </table:table-cell>
          <table:table-cell table:formula="of:=([Ocurrencias.B5]/SUM(([Ocurrencias.B2:.B14]))*100)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os objetos al costado de la imagen</text:p>
          </table:table-cell>
          <table:table-cell office:value-type="float" office:value="1" calcext:value-type="float">
            <text:p>1</text:p>
          </table:table-cell>
          <table:table-cell table:formula="of:=([Ocurrencias.B6]/SUM(([Ocurrencias.B2:.B14])))*100"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2"/>
          <table:table-cell table:formula="of:=([Ocurrencias.B7]/SUM((([Ocurrencias.B2:.B14])))*100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8]/SUM(([Ocurrencias.B2:.B14]))*100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9]/SUM(([Ocurrencias.B2:.B14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10]/SUM(([Ocurrencias.B2:.B14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/>
          <table:table-cell/>
          <table:table-cell table:formula="of:=([Ocurrencias.B11]/SUM([Ocurrencias.B2:.B14]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/>
          <table:table-cell/>
          <table:table-cell table:formula="of:=([Ocurrencias.B12]/SUM([Ocurrencias.B2:.B14]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/>
          <table:table-cell/>
          <table:table-cell table:formula="of:=([Ocurrencias.B13]/SUM(([Ocurrencias.B2:.B14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/>
          <table:table-cell/>
          <table:table-cell table:formula="of:=([Ocurrencias.B14]/SUM(([Ocurrencias.B2:.B14])))*100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SUM([Ocurrencias.B2:.B14])" office:value-type="float" office:value="20" calcext:value-type="float">
            <text:p>20</text:p>
          </table:table-cell>
          <table:table-cell table:formula="of:=SUM([Ocurrencias.C2:.C14])" office:value-type="float" office:value="100" calcext:value-type="float">
            <text:p>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Algoritmo</text:p>
          </table:table-cell>
          <table:table-cell table:style-name="ce4" office:value-type="string" calcext:value-type="string">
            <text:p>#Ocurrencias</text:p>
          </table:table-cell>
          <table:table-cell table:style-name="ce4" office:value-type="string" calcext:value-type="string">
            <text:p>Porcentaje [%]</text:p>
          </table:table-cell>
          <table:table-cell office:value-type="string" calcext:value-type="string">
            <text:p>Colectiva</text:p>
          </table:table-cell>
        </table:table-row>
        <table:table-row table:style-name="ro2">
          <table:table-cell office:value-type="string" calcext:value-type="string">
            <text:p>Ex-blue.(T) &amp;&amp; Ex-cube.(T) &amp; Ex-green.(T) &amp;&amp; Ex-cube.(T) &amp; Ex-red.(T) &amp;&amp; Ex-orange.(T) </text:p>
          </table:table-cell>
          <table:table-cell office:value-type="float" office:value="177" calcext:value-type="float">
            <text:p>177</text:p>
          </table:table-cell>
          <table:table-cell table:formula="of:=([Ocurrencias.B18]/SUM([Ocurrencias.B18:.B57]))*100" office:value-type="float" office:value="17.7" calcext:value-type="float">
            <text:p>17.7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blue.(T) &amp;&amp; Ex-cube.(T) &amp; Ex-green.(T) &amp;&amp; Ex-red.(T) &amp; Ex-cube.(T) &amp; Ex-red.(T) &amp; Ex-cube.(T) &amp; Ex-cube.(T) &amp;&amp; Ex-orange.(T) </text:p>
          </table:table-cell>
          <table:table-cell office:value-type="float" office:value="97" calcext:value-type="float">
            <text:p>97</text:p>
          </table:table-cell>
          <table:table-cell table:formula="of:=([Ocurrencias.B19]/SUM([Ocurrencias.B18:.B57]))*100" office:value-type="float" office:value="9.7" calcext:value-type="float">
            <text:p>9.7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blue.(T) &amp; Ex-cube.(T) &amp; Ex-blue.(T) &amp; Ex-cube.(T) &amp;&amp; Ex-cube.(T) &amp; Ex-green.(T) &amp;&amp; Ex-cube.(T) &amp; Ex-red.(T) &amp;&amp; Ex-orange.(T) </text:p>
          </table:table-cell>
          <table:table-cell office:value-type="float" office:value="96" calcext:value-type="float">
            <text:p>96</text:p>
          </table:table-cell>
          <table:table-cell table:formula="of:=([Ocurrencias.B20]/SUM([Ocurrencias.B18:.B57]))*100" office:value-type="float" office:value="9.6" calcext:value-type="float">
            <text:p>9.6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blue.(T) &amp;&amp; Ex-green.(T) &amp; Ex-cube.(T) &amp; Ex-green.(T) &amp; Ex-cube.(T) &amp; Ex-cube.(T) &amp;&amp; Ex-cube.(T) &amp; Ex-red.(T) &amp;&amp; Ex-orange.(T) </text:p>
          </table:table-cell>
          <table:table-cell office:value-type="float" office:value="95" calcext:value-type="float">
            <text:p>95</text:p>
          </table:table-cell>
          <table:table-cell table:formula="of:=([Ocurrencias.B21]/SUM(([Ocurrencias.B18:.B57])))*100" office:value-type="float" office:value="9.5" calcext:value-type="float">
            <text:p>9.5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blue.(T) &amp; Ex-cube.(T) &amp; Ex-blue.(T) &amp; Ex-cube.(T) &amp; Ex-blue.(T) &amp; Ex-cube.(T) &amp;&amp; Ex-cube.(T) &amp; Ex-green.(T) &amp;&amp; Ex-red.(T) &amp; Ex-cube.(T) &amp; Ex-red.(T) &amp; Ex-cube.(T) &amp; Ex-cube.(T) &amp;&amp; Ex-orange.(T) </text:p>
          </table:table-cell>
          <table:table-cell office:value-type="float" office:value="60" calcext:value-type="float">
            <text:p>60</text:p>
          </table:table-cell>
          <table:table-cell table:formula="of:=([Ocurrencias.B22]/SUM(([Ocurrencias.B18:.B57])))*100"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blue.(T) &amp;&amp; Ex-cube.(T) &amp; Ex-green.(T) &amp;&amp; Ex-cube.(T) &amp; Ex-red.(T) &amp;&amp; Ex-orange.(T) &amp; Ex-cube.(T) &amp; Ex-orange.(T) &amp; Ex-cube.(T) </text:p>
          </table:table-cell>
          <table:table-cell office:value-type="float" office:value="59" calcext:value-type="float">
            <text:p>59</text:p>
          </table:table-cell>
          <table:table-cell table:formula="of:=([Ocurrencias.B23]/SUM(([Ocurrencias.B18:.B57])))*100" office:value-type="float" office:value="5.9" calcext:value-type="float">
            <text:p>5.9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blue.(T) &amp;&amp; Ex-green.(T) &amp; Ex-cube.(T) &amp; Ex-green.(T) &amp; Ex-cube.(T) &amp; Ex-cube.(T) &amp;&amp; Ex-red.(T) &amp; Ex-cube.(T) &amp; Ex-red.(T) &amp; Ex-cube.(T) &amp; Ex-cube.(T) &amp;&amp; Ex-orange.(T) </text:p>
          </table:table-cell>
          <table:table-cell office:value-type="float" office:value="58" calcext:value-type="float">
            <text:p>58</text:p>
          </table:table-cell>
          <table:table-cell table:formula="of:=([Ocurrencias.B24]/SUM(([Ocurrencias.B18:.B57])))*100" office:value-type="float" office:value="5.8" calcext:value-type="float">
            <text:p>5.8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blue.(T) &amp; Ex-cube.(T) &amp; Ex-blue.(T) &amp; Ex-cube.(T) &amp;&amp; Ex-cube.(T) &amp; Ex-green.(T) &amp;&amp; Ex-cube.(T) &amp; Ex-red.(T) &amp;&amp; Ex-orange.(T) &amp; Ex-cube.(T) &amp; Ex-orange.(T) &amp; Ex-cube.(T) </text:p>
          </table:table-cell>
          <table:table-cell office:value-type="float" office:value="46" calcext:value-type="float">
            <text:p>46</text:p>
          </table:table-cell>
          <table:table-cell table:formula="of:=([Ocurrencias.B25]/SUM(([Ocurrencias.B18:.B57])))*100" office:value-type="float" office:value="4.6" calcext:value-type="float">
            <text:p>4.6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blue.(T) &amp;&amp; Ex-cube.(T) &amp; Ex-green.(T) &amp;&amp; Ex-red.(T) &amp; Ex-cube.(T) &amp; Ex-red.(T) &amp; Ex-cube.(T) &amp; Ex-cube.(T) &amp;&amp; Ex-orange.(T) &amp; Ex-cube.(T) &amp; Ex-orange.(T) &amp; Ex-cube.(T) &amp; Ex-orange.(T) &amp; Ex-cube.(T) </text:p>
          </table:table-cell>
          <table:table-cell office:value-type="float" office:value="45" calcext:value-type="float">
            <text:p>45</text:p>
          </table:table-cell>
          <table:table-cell table:formula="of:=([Ocurrencias.B26]/SUM(([Ocurrencias.B18:.B57])))*100" office:value-type="float" office:value="4.5" calcext:value-type="float">
            <text:p>4.5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blue.(T) &amp; Ex-cube.(T) &amp; Ex-blue.(T) &amp; Ex-cube.(T) &amp; Ex-blue.(T) &amp; Ex-cube.(T) &amp;&amp; Ex-green.(T) &amp; Ex-cube.(T) &amp; Ex-green.(T) &amp; Ex-cube.(T) &amp; Ex-cube.(T) &amp;&amp; Ex-cube.(T) &amp; Ex-red.(T) &amp;&amp; Ex-orange.(T) </text:p>
          </table:table-cell>
          <table:table-cell office:value-type="float" office:value="44" calcext:value-type="float">
            <text:p>44</text:p>
          </table:table-cell>
          <table:table-cell table:formula="of:=([Ocurrencias.B27]/SUM(([Ocurrencias.B18:.B57])))*100" office:value-type="float" office:value="4.4" calcext:value-type="float">
            <text:p>4.4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blue.(T) &amp;&amp; Ex-green.(T) &amp; Ex-cube.(T) &amp; Ex-green.(T) &amp; Ex-cube.(T) &amp; Ex-cube.(T) &amp;&amp; Ex-cube.(T) &amp; Ex-red.(T) &amp;&amp; Ex-orange.(T) &amp; Ex-cube.(T) &amp; Ex-orange.(T) &amp; Ex-cube.(T) &amp; Ex-orange.(T) &amp; Ex-cube.(T) </text:p>
          </table:table-cell>
          <table:table-cell office:value-type="float" office:value="43" calcext:value-type="float">
            <text:p>43</text:p>
          </table:table-cell>
          <table:table-cell table:formula="of:=([Ocurrencias.B28]/SUM(([Ocurrencias.B18:.B57])))*100" office:value-type="float" office:value="4.3" calcext:value-type="float">
            <text:p>4.3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blue.(T) &amp; Ex-cube.(T) &amp; Ex-blue.(T) &amp; Ex-cube.(T) &amp; Ex-blue.(T) &amp; Ex-cube.(T) &amp;&amp; Ex-cube.(T) &amp; Ex-green.(T) &amp;&amp; Ex-red.(T) &amp; Ex-cube.(T) &amp; Ex-red.(T) &amp; Ex-cube.(T) &amp; Ex-cube.(T) &amp;&amp; Ex-orange.(T) &amp; Ex-cube.(T) &amp; Ex-orange.(T) &amp; Ex-cube.(T) &amp; Ex-orange.(T) &amp; Ex-cube.(T) </text:p>
          </table:table-cell>
          <table:table-cell office:value-type="float" office:value="31" calcext:value-type="float">
            <text:p>31</text:p>
          </table:table-cell>
          <table:table-cell table:formula="of:=([Ocurrencias.B29]/SUM(([Ocurrencias.B18:.B57])))*100" office:value-type="float" office:value="3.1" calcext:value-type="float">
            <text:p>3.1</text:p>
          </table:table-cell>
          <table:table-cell/>
        </table:table-row>
        <table:table-row table:style-name="ro2">
          <table:table-cell office:value-type="string" calcext:value-type="string">
            <text:p>Ex-blue.(T) &amp;&amp; Ex-green.(T) &amp; Ex-cube.(T) &amp; Ex-green.(T) &amp; Ex-cube.(T) &amp; Ex-cube.(T) &amp;&amp; Ex-red.(T) &amp; Ex-cube.(T) &amp; Ex-red.(T) &amp; Ex-cube.(T) &amp; Ex-cube.(T) &amp;&amp; Ex-orange.(T) &amp; Ex-cube.(T) &amp; Ex-orange.(T) &amp; Ex-cube.(T) &amp; Ex-orange.(T) &amp; Ex-cube.(T) </text:p>
          </table:table-cell>
          <table:table-cell office:value-type="float" office:value="25" calcext:value-type="float">
            <text:p>25</text:p>
          </table:table-cell>
          <table:table-cell table:formula="of:=([Ocurrencias.B30]/SUM(([Ocurrencias.B18:.B57])))*100"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Ex-blue.(T) &amp; Ex-cube.(T) &amp; Ex-blue.(T) &amp; Ex-cube.(T) &amp; Ex-blue.(T) &amp; Ex-cube.(T) &amp;&amp; Ex-green.(T) &amp; Ex-cube.(T) &amp; Ex-green.(T) &amp; Ex-cube.(T) &amp; Ex-cube.(T) &amp;&amp; Ex-red.(T) &amp; Ex-cube.(T) &amp; Ex-red.(T) &amp; Ex-cube.(T) &amp; Ex-cube.(T) &amp;&amp; Ex-orange.(T) </text:p>
          </table:table-cell>
          <table:table-cell office:value-type="float" office:value="21" calcext:value-type="float">
            <text:p>21</text:p>
          </table:table-cell>
          <table:table-cell table:formula="of:=([Ocurrencias.B31]/SUM(([Ocurrencias.B18:.B57])))*100" office:value-type="float" office:value="2.1" calcext:value-type="float">
            <text:p>2.1</text:p>
          </table:table-cell>
          <table:table-cell/>
        </table:table-row>
        <table:table-row table:style-name="ro2">
          <table:table-cell office:value-type="string" calcext:value-type="string">
            <text:p>Ex-blue.(T) &amp; Ex-cube.(T) &amp; Ex-blue.(T) &amp; Ex-cube.(T) &amp; Ex-blue.(T) &amp; Ex-cube.(T) &amp;&amp; Ex-green.(T) &amp; Ex-cube.(T) &amp; Ex-green.(T) &amp; Ex-cube.(T) &amp; Ex-cube.(T) &amp;&amp; Ex-cube.(T) &amp; Ex-red.(T) &amp;&amp; Ex-orange.(T) &amp; Ex-cube.(T) &amp; Ex-orange.(T) &amp; Ex-cube.(T) &amp; Ex-orange.(T) &amp; Ex-cube.(T) </text:p>
          </table:table-cell>
          <table:table-cell office:value-type="float" office:value="16" calcext:value-type="float">
            <text:p>16</text:p>
          </table:table-cell>
          <table:table-cell table:formula="of:=([Ocurrencias.B32]/SUM(([Ocurrencias.B18:.B57])))*100" office:value-type="float" office:value="1.6" calcext:value-type="float">
            <text:p>1.6</text:p>
          </table:table-cell>
          <table:table-cell/>
        </table:table-row>
        <table:table-row table:style-name="ro2">
          <table:table-cell office:value-type="string" calcext:value-type="string">
            <text:p>Ex-blue.(T) &amp;&amp; Ex-green.(T) &amp; Ex-cube.(T) &amp; Ex-cube.(T) &amp;&amp; Ex-cube.(T) &amp; Ex-red.(T) &amp;&amp; Ex-orange.(T) </text:p>
          </table:table-cell>
          <table:table-cell office:value-type="float" office:value="15" calcext:value-type="float">
            <text:p>15</text:p>
          </table:table-cell>
          <table:table-cell table:formula="of:=([Ocurrencias.B33]/SUM(([Ocurrencias.B18:.B57])))*100" office:value-type="float" office:value="1.5" calcext:value-type="float">
            <text:p>1.5</text:p>
          </table:table-cell>
          <table:table-cell/>
        </table:table-row>
        <table:table-row table:style-name="ro2">
          <table:table-cell office:value-type="string" calcext:value-type="string">
            <text:p>Ex-blue.(T) &amp; Ex-cube.(T) &amp; Ex-blue.(T) &amp; Ex-cube.(T) &amp;&amp; Ex-green.(T) &amp; Ex-cube.(T) &amp; Ex-cube.(T) &amp;&amp; Ex-cube.(T) &amp; Ex-red.(T) &amp;&amp; Ex-orange.(T) </text:p>
          </table:table-cell>
          <table:table-cell office:value-type="float" office:value="14" calcext:value-type="float">
            <text:p>14</text:p>
          </table:table-cell>
          <table:table-cell table:formula="of:=([Ocurrencias.B34]/SUM(([Ocurrencias.B18:.B57])))*100" office:value-type="float" office:value="1.4" calcext:value-type="float">
            <text:p>1.4</text:p>
          </table:table-cell>
          <table:table-cell/>
        </table:table-row>
        <table:table-row table:style-name="ro2">
          <table:table-cell office:value-type="string" calcext:value-type="string">
            <text:p>Ex-blue.(T) &amp;&amp; Ex-green.(T) &amp; Ex-cube.(T) &amp; Ex-cube.(T) &amp;&amp; Ex-cube.(T) &amp; Ex-red.(T) &amp;&amp; Ex-orange.(T) &amp; Ex-cube.(T) &amp; Ex-orange.(T) &amp; Ex-cube.(T) </text:p>
          </table:table-cell>
          <table:table-cell office:value-type="float" office:value="13" calcext:value-type="float">
            <text:p>13</text:p>
          </table:table-cell>
          <table:table-cell table:formula="of:=([Ocurrencias.B35]/SUM(([Ocurrencias.B18:.B57])))*100" office:value-type="float" office:value="1.3" calcext:value-type="float">
            <text:p>1.3</text:p>
          </table:table-cell>
          <table:table-cell/>
        </table:table-row>
        <table:table-row table:style-name="ro2">
          <table:table-cell office:value-type="string" calcext:value-type="string">
            <text:p>Ex-blue.(T) &amp; Ex-blue.(T) &amp;&amp; Ex-green.(T) &amp; Ex-cube.(T) &amp;&amp; Ex-red.(T) &amp; Ex-cube.(T) &amp;&amp; Ex-orange.(T) </text:p>
          </table:table-cell>
          <table:table-cell office:value-type="float" office:value="8" calcext:value-type="float">
            <text:p>8</text:p>
          </table:table-cell>
          <table:table-cell table:formula="of:=([Ocurrencias.B36]/SUM(([Ocurrencias.B18:.B57])))*100" office:value-type="float" office:value="0.8" calcext:value-type="float">
            <text:p>0.8</text:p>
          </table:table-cell>
          <table:table-cell/>
        </table:table-row>
        <table:table-row table:style-name="ro2">
          <table:table-cell office:value-type="string" calcext:value-type="string">
            <text:p>Ex-blue.(T) &amp; Ex-cube.(T) &amp; Ex-blue.(T) &amp; Ex-cube.(T) &amp; Ex-blue.(T) &amp; Ex-cube.(T) &amp;&amp; Ex-green.(T) &amp; Ex-cube.(T) &amp; Ex-green.(T) &amp; Ex-cube.(T) &amp; Ex-cube.(T) &amp;&amp; Ex-red.(T) &amp; Ex-cube.(T) &amp; Ex-red.(T) &amp; Ex-cube.(T) &amp; Ex-cube.(T) &amp;&amp; Ex-orange.(T) &amp; Ex-cube.(T) &amp; Ex-orange.(T) &amp; Ex-cube.(T) &amp; Ex-orange.(T) &amp; Ex-cube.(T) </text:p>
          </table:table-cell>
          <table:table-cell office:value-type="float" office:value="7" calcext:value-type="float">
            <text:p>7</text:p>
          </table:table-cell>
          <table:table-cell table:formula="of:=([Ocurrencias.B37]/SUM(([Ocurrencias.B18:.B57])))*100" office:value-type="float" office:value="0.7" calcext:value-type="float">
            <text:p>0.7</text:p>
          </table:table-cell>
          <table:table-cell/>
        </table:table-row>
        <table:table-row table:style-name="ro2">
          <table:table-cell office:value-type="string" calcext:value-type="string">
            <text:p>Ex-blue.(T) &amp;&amp; Ex-green.(T) &amp; Ex-cube.(T) &amp;&amp; Ex-red.(T) &amp; Ex-cube.(T) &amp;&amp; Ex-orange.(T) </text:p>
          </table:table-cell>
          <table:table-cell office:value-type="float" office:value="6" calcext:value-type="float">
            <text:p>6</text:p>
          </table:table-cell>
          <table:table-cell table:formula="of:=([Ocurrencias.B38]/SUM(([Ocurrencias.B18:.B57])))*100" office:value-type="float" office:value="0.6" calcext:value-type="float">
            <text:p>0.6</text:p>
          </table:table-cell>
          <table:table-cell/>
        </table:table-row>
        <table:table-row table:style-name="ro2">
          <table:table-cell office:value-type="string" calcext:value-type="string">
            <text:p>Ex-blue.(T) &amp;&amp; Ex-cube.(T) &amp; Ex-green.(T) &amp;&amp; Ex-red.(T) &amp; Ex-cube.(T) &amp;&amp; Ex-orange.(T) </text:p>
          </table:table-cell>
          <table:table-cell office:value-type="float" office:value="4" calcext:value-type="float">
            <text:p>4</text:p>
          </table:table-cell>
          <table:table-cell table:formula="of:=([Ocurrencias.B39]/SUM(([Ocurrencias.B18:.B57])))*100" office:value-type="float" office:value="0.4" calcext:value-type="float">
            <text:p>0.4</text:p>
          </table:table-cell>
          <table:table-cell/>
        </table:table-row>
        <table:table-row table:style-name="ro2">
          <table:table-cell office:value-type="string" calcext:value-type="string">
            <text:p>Ex-blue.(T) &amp;&amp; Ex-green.(T) &amp; Ex-cube.(T) &amp;&amp; Ex-cube.(T) &amp; Ex-red.(T) &amp;&amp; Ex-orange.(T) &amp; Ex-orange.(T) </text:p>
          </table:table-cell>
          <table:table-cell office:value-type="float" office:value="3" calcext:value-type="float">
            <text:p>3</text:p>
          </table:table-cell>
          <table:table-cell table:formula="of:=([Ocurrencias.B40]/SUM(([Ocurrencias.B18:.B57])))*100" office:value-type="float" office:value="0.3" calcext:value-type="float">
            <text:p>0.3</text:p>
          </table:table-cell>
          <table:table-cell/>
        </table:table-row>
        <table:table-row table:style-name="ro2">
          <table:table-cell office:value-type="string" calcext:value-type="string">
            <text:p>Ex-blue.(T) &amp; Ex-blue.(T) &amp;&amp; Ex-cube.(T) &amp; Ex-green.(T) &amp;&amp; Ex-cube.(T) &amp; Ex-red.(T) &amp;&amp; Ex-orange.(T) </text:p>
          </table:table-cell>
          <table:table-cell office:value-type="float" office:value="2" calcext:value-type="float">
            <text:p>2</text:p>
          </table:table-cell>
          <table:table-cell table:formula="of:=([Ocurrencias.B41]/SUM(([Ocurrencias.B18:.B57])))*100"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Ex-blue.(T) &amp; Ex-blue.(T) &amp;&amp; Ex-green.(T) &amp; Ex-cube.(T) &amp;&amp; Ex-cube.(T) &amp; Ex-red.(T) &amp;&amp; Ex-orange.(T) &amp; Ex-orange.(T) </text:p>
          </table:table-cell>
          <table:table-cell office:value-type="float" office:value="2" calcext:value-type="float">
            <text:p>2</text:p>
          </table:table-cell>
          <table:table-cell table:formula="of:=([Ocurrencias.B42]/SUM(([Ocurrencias.B18:.B57])))*100"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Ex-blue.(T) &amp; Ex-blue.(T) &amp;&amp; Ex-green.(T) &amp; Ex-cube.(T) &amp;&amp; Ex-red.(T) &amp; Ex-cube.(T) &amp;&amp; Ex-orange.(T) &amp; Ex-orange.(T) </text:p>
          </table:table-cell>
          <table:table-cell office:value-type="float" office:value="2" calcext:value-type="float">
            <text:p>2</text:p>
          </table:table-cell>
          <table:table-cell table:style-name="ce5" table:formula="of:=([Ocurrencias.B43]/SUM(([Ocurrencias.B18:.B57])))*100"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Ex-blue.(T) &amp; Ex-cube.(T) &amp; Ex-blue.(T) &amp; Ex-cube.(T) &amp;&amp; Ex-green.(T) &amp; Ex-cube.(T) &amp; Ex-cube.(T) &amp;&amp; Ex-cube.(T) &amp; Ex-red.(T) &amp;&amp; Ex-orange.(T) &amp; Ex-cube.(T) &amp; Ex-orange.(T) &amp; Ex-cube.(T) </text:p>
          </table:table-cell>
          <table:table-cell office:value-type="float" office:value="2" calcext:value-type="float">
            <text:p>2</text:p>
          </table:table-cell>
          <table:table-cell table:formula="of:=([Ocurrencias.B44]/SUM(([Ocurrencias.B18:.B57])))*100"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Ex-blue.(T) &amp;&amp; Ex-cube.(T) &amp; Ex-green.(T) &amp;&amp; Ex-red.(T) &amp; Ex-cube.(T) &amp;&amp; Ex-orange.(T) &amp; Ex-orange.(T) </text:p>
          </table:table-cell>
          <table:table-cell office:value-type="float" office:value="2" calcext:value-type="float">
            <text:p>2</text:p>
          </table:table-cell>
          <table:table-cell table:formula="of:=([Ocurrencias.B45]/SUM(([Ocurrencias.B18:.B57])))*100"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Ex-blue.(T) &amp;&amp; Ex-green.(T) &amp; Ex-cube.(T) &amp;&amp; Ex-cube.(T) &amp; Ex-red.(T) &amp;&amp; Ex-orange.(T) </text:p>
          </table:table-cell>
          <table:table-cell office:value-type="float" office:value="2" calcext:value-type="float">
            <text:p>2</text:p>
          </table:table-cell>
          <table:table-cell table:formula="of:=([Ocurrencias.B46]/SUM(([Ocurrencias.B18:.B57])))*100"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Ex-blue.(T) &amp;&amp; Ex-green.(T) &amp; Ex-cube.(T) &amp;&amp; Ex-red.(T) &amp; Ex-cube.(T) &amp;&amp; Ex-orange.(T) &amp; Ex-orange.(T) </text:p>
          </table:table-cell>
          <table:table-cell office:value-type="float" office:value="2" calcext:value-type="float">
            <text:p>2</text:p>
          </table:table-cell>
          <table:table-cell table:formula="of:=([Ocurrencias.B47]/SUM(([Ocurrencias.B18:.B57])))*100"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Ex-blue.(T) &amp; Ex-blue.(T) &amp;&amp; Ex-cube.(T) &amp; Ex-green.(T) &amp;&amp; Ex-red.(T) &amp; Ex-cube.(T) &amp;&amp; Ex-orange.(T) </text:p>
          </table:table-cell>
          <table:table-cell office:value-type="float" office:value="1" calcext:value-type="float">
            <text:p>1</text:p>
          </table:table-cell>
          <table:table-cell table:formula="of:=([Ocurrencias.B48]/SUM(([Ocurrencias.B18:.B57])))*100" office:value-type="float" office:value="0.1" calcext:value-type="float">
            <text:p>0.1</text:p>
          </table:table-cell>
          <table:table-cell/>
        </table:table-row>
        <table:table-row table:style-name="ro2">
          <table:table-cell office:value-type="string" calcext:value-type="string">
            <text:p>Ex-blue.(T) &amp; Ex-blue.(T) &amp;&amp; Ex-cube.(T) &amp; Ex-green.(T) &amp;&amp; Ex-red.(T) &amp; Ex-cube.(T) &amp;&amp; Ex-orange.(T) &amp; Ex-orange.(T) </text:p>
          </table:table-cell>
          <table:table-cell office:value-type="float" office:value="1" calcext:value-type="float">
            <text:p>1</text:p>
          </table:table-cell>
          <table:table-cell table:formula="of:=([Ocurrencias.B49]/SUM(([Ocurrencias.B18:.B57])))*100" office:value-type="float" office:value="0.1" calcext:value-type="float">
            <text:p>0.1</text:p>
          </table:table-cell>
          <table:table-cell/>
        </table:table-row>
        <table:table-row table:style-name="ro2">
          <table:table-cell office:value-type="string" calcext:value-type="string">
            <text:p>Ex-blue.(T) &amp; Ex-blue.(T) &amp;&amp; Ex-green.(T) &amp; Ex-cube.(T) &amp;&amp; Ex-cube.(T) &amp; Ex-red.(T) &amp;&amp; Ex-orange.(T) </text:p>
          </table:table-cell>
          <table:table-cell office:value-type="float" office:value="1" calcext:value-type="float">
            <text:p>1</text:p>
          </table:table-cell>
          <table:table-cell table:formula="of:=([Ocurrencias.B50]/SUM(([Ocurrencias.B18:.B57]))*100)" office:value-type="float" office:value="0.1" calcext:value-type="float">
            <text:p>0.1</text:p>
          </table:table-cell>
          <table:table-cell/>
        </table:table-row>
        <table:table-row table:style-name="ro2">
          <table:table-cell table:number-columns-repeated="2"/>
          <table:table-cell table:formula="of:=([Ocurrencias.B51]/SUM(([Ocurrencias.B18:.B57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52]/SUM(([Ocurrencias.B18:.B57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53]/SUM(([Ocurrencias.B18:.B57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54]/SUM(([Ocurrencias.B18:.B57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55]/SUM(([Ocurrencias.B18:.B57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56]/SUM(([Ocurrencias.B18:.B57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57]/SUM(([Ocurrencias.B18:.B57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SUM([Ocurrencias.C18:.C57])" office:value-type="float" office:value="100" calcext:value-type="float">
            <text:p>100</text:p>
          </table:table-cell>
          <table:table-cell/>
        </table:table-row>
        <table:table-row table:style-name="ro2" table:number-rows-repeated="4">
          <table:table-cell table:number-columns-repeated="4"/>
        </table:table-row>
        <table:table-row table:style-name="ro2">
          <table:table-cell table:style-name="ce3" office:value-type="string" calcext:value-type="string">
            <text:p>Algoritmo Modificado</text:p>
          </table:table-cell>
          <table:table-cell table:style-name="ce4" office:value-type="string" calcext:value-type="string">
            <text:p>#Ocurrencias</text:p>
          </table:table-cell>
          <table:table-cell table:style-name="ce4" office:value-type="string" calcext:value-type="string">
            <text:p>Porcentaje [%]</text:p>
          </table:table-cell>
          <table:table-cell office:value-type="string" calcext:value-type="string">
            <text:p>Colectiva</text:p>
          </table:table-cell>
        </table:table-row>
        <table:table-row table:style-name="ro2">
          <table:table-cell office:value-type="string" calcext:value-type="string">
            <text:p>Ex-cube.(T)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i</text:p>
          </table:table-cell>
        </table:table-row>
      </table:table>
      <table:table table:name="Comparaciones" table:style-name="ta1"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4">
          <table:table-cell table:style-name="ce1" office:value-type="string" calcext:value-type="string">
            <text:p>Corpus</text:p>
          </table:table-cell>
          <table:table-cell table:style-name="ce4" office:value-type="string" calcext:value-type="string">
            <text:p>Corpus [%]</text:p>
          </table:table-cell>
          <table:table-cell office:value-type="string" calcext:value-type="string">
            <text:p>Algoritmo [%]</text:p>
          </table:table-cell>
          <table:table-cell office:value-type="string" calcext:value-type="string">
            <text:p>Exactitud [%]</text:p>
          </table:table-cell>
          <table:table-cell office:value-type="string" calcext:value-type="string">
            <text:p>AI [%]</text:p>
          </table:table-cell>
          <table:table-cell office:value-type="string" calcext:value-type="string">
            <text:p>Algoritmo Modifcado [%]</text:p>
          </table:table-cell>
        </table:table-row>
        <table:table-row table:style-name="ro4">
          <table:table-cell office:value-type="string" calcext:value-type="string">
            <text:p>Los cubos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MIN([.B2:.C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Los cubos azules, rojo, verde y naranja</text:p>
          </table:table-cell>
          <table:table-cell office:value-type="float" office:value="25" calcext:value-type="float">
            <text:p>25</text:p>
          </table:table-cell>
          <table:table-cell office:value-type="float" office:value="4.6" calcext:value-type="float">
            <text:p>4.6</text:p>
          </table:table-cell>
          <table:table-cell table:formula="of:=MIN([.B3:.C3])" office:value-type="float" office:value="4.6" calcext:value-type="float">
            <text:p>4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s cubos azules, rojo, verde y naranja que estan al costado de la mes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MIN([.B4:.C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l objeto azul y los objetos cerca de e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MIN([.B5:.C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s objetos al costado de la image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MIN([.B6:.C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office:value-type="float" office:value="0" calcext:value-type="float">
            <text:p>0</text:p>
          </table:table-cell>
          <table:table-cell table:formula="of:=SUM([.D2:.D5])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4">
          <table:table-cell table:style-name="ce2" office:value-type="string" calcext:value-type="string">
            <text:p>AI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zul, cubo verde, cubo rojo y cubo naranja</text:p>
          </table:table-cell>
          <table:table-cell table:number-columns-repeated="5"/>
        </table:table-row>
        <table:table-row table:style-name="ro4">
          <table:table-cell table:number-columns-repeated="6"/>
        </table:table-row>
        <table:table-row table:style-name="ro4" table:number-rows-repeated="3">
          <table:table-cell table:style-name="ce2"/>
          <table:table-cell table:number-columns-repeated="5"/>
        </table:table-row>
        <table:table-row table:style-name="ro4">
          <table:table-cell table:style-name="ce2"/>
          <table:table-cell table:number-columns-repeated="5"/>
        </table:table-row>
      </table:table>
      <table:table table:name="excel" table:style-name="ta1">
        <table:table-column table:style-name="co9" table:default-cell-style-name="Default"/>
        <table:table-column table:style-name="co10" table:default-cell-style-name="Default"/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Ocurrencias.A2:Ocurrencias.C1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excel.A1:excel.B11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 style:data-style-name="N2" text:time-value="12:28:26.0949586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16:26:11.101012666</meta:creation-date>
    <dc:date>2016-09-23T12:30:18.288710134</dc:date>
    <meta:editing-duration>PT3H56M45S</meta:editing-duration>
    <meta:editing-cycles>24</meta:editing-cycles>
    <meta:generator>LibreOffice/4.2.8.2$Linux_X86_64 LibreOffice_project/420m0$Build-2</meta:generator>
    <meta:document-statistic meta:table-count="3" meta:cell-count="204" meta:object-count="0"/>
  </office:meta>
</office:document-meta>
</file>